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ACB000019D8793735FE.svm"/>
  <manifest:file-entry manifest:media-type="" manifest:full-path="Pictures/2000000700002D7B00001A76BA173A9A.svm"/>
  <manifest:file-entry manifest:media-type="" manifest:full-path="Pictures/200000070000318300002149030E92CF.svm"/>
  <manifest:file-entry manifest:media-type="" manifest:full-path="Pictures/20000007000035BF0000129C034B813C.svm"/>
  <manifest:file-entry manifest:media-type="" manifest:full-path="Pictures/20000007000032A6000019534B89CD92.svm"/>
  <manifest:file-entry manifest:media-type="" manifest:full-path="Pictures/20000007000032F500001AE0DEA79C39.svm"/>
  <manifest:file-entry manifest:media-type="" manifest:full-path="Pictures/2000000700002A6100001FF149506224.svm"/>
  <manifest:file-entry manifest:media-type="" manifest:full-path="Pictures/2000000700002D7B000019A3DA4AF7B6.svm"/>
  <manifest:file-entry manifest:media-type="" manifest:full-path="Pictures/200000070000285000000C192C3DD670.svm"/>
  <manifest:file-entry manifest:media-type="" manifest:full-path="Pictures/20000007000029F7000019D8377C92A7.svm"/>
  <manifest:file-entry manifest:media-type="" manifest:full-path="Pictures/2000000700002F7100001055D0CC24AA.svm"/>
  <manifest:file-entry manifest:media-type="" manifest:full-path="Pictures/2000000700002F8C00001A41A329B7F9.svm"/>
  <manifest:file-entry manifest:media-type="" manifest:full-path="Pictures/20000007000033E30000196E9CFBA17A.svm"/>
  <manifest:file-entry manifest:media-type="" manifest:full-path="Pictures/2000000700002ED3000011E242B89D64.svm"/>
  <manifest:file-entry manifest:media-type="" manifest:full-path="Pictures/2000000700002F3C00001B643BDED7CC.svm"/>
  <manifest:file-entry manifest:media-type="" manifest:full-path="Pictures/2000000700002B3500001B645EF375D6.svm"/>
  <manifest:file-entry manifest:media-type="" manifest:full-path="Pictures/2000000700002C230000217E7D450500.svm"/>
  <manifest:file-entry manifest:media-type="" manifest:full-path="Pictures/20000007000035A500001B30C2F51674.svm"/>
  <manifest:file-entry manifest:media-type="" manifest:full-path="Pictures/200000070000293E00002163F01A9545.svm"/>
  <manifest:file-entry manifest:media-type="" manifest:full-path="Pictures/2000000700002F7100001A765A92882D.svm"/>
  <manifest:file-entry manifest:media-type="" manifest:full-path="Pictures/2000000700002FC100000EAE48A555A2.svm"/>
  <manifest:file-entry manifest:media-type="" manifest:full-path="Pictures/2000000700002C0800001B4AA1579DA6.svm"/>
  <manifest:file-entry manifest:media-type="" manifest:full-path="Pictures/2000000700002E8300001AE05AF2DE13.svm"/>
  <manifest:file-entry manifest:media-type="" manifest:full-path="Pictures/2000000700002CC100001B7FAA2AD536.svm"/>
  <manifest:file-entry manifest:media-type="" manifest:full-path="Pictures/2000000700002E4E00000EE36DF92B2E.svm"/>
  <manifest:file-entry manifest:media-type="" manifest:full-path="Pictures/200000070000267400000CD2839A4956.svm"/>
  <manifest:file-entry manifest:media-type="" manifest:full-path="Pictures/200000070000307A000013053904556E.svm"/>
  <manifest:file-entry manifest:media-type="" manifest:full-path="Pictures/2000000700002C7200000BFEBC09ABB7.svm"/>
  <manifest:file-entry manifest:media-type="" manifest:full-path="Pictures/2000000700002D4600000D8B982CB599.svm"/>
  <manifest:file-entry manifest:media-type="" manifest:full-path="Pictures/2000000700002B84000019D848F28D7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*********/</text:p>
      <text:p text:style-name="P2">/************************** <text:s/>Name:- Divesh Uttamchandani <text:s/>**************************/</text:p>
      <text:p text:style-name="P2">/************************** <text:s/>Class :- XII <text:s/>A <text:s text:c="28"/>**************************/</text:p>
      <text:p text:style-name="P2">/************************** <text:s/>Date <text:s/>:- 10 August 2014 <text:s text:c="13"/>**************************/</text:p>
      <text:p text:style-name="P2">/************************** <text:s/>Q-11):- Bank File <text:s text:c="22"/>**************************/</text:p>
      <text:p text:style-name="P2">/*******************************************************************************/</text:p>
      <text:p text:style-name="Standard"/>
      <text:p text:style-name="Standard">#include&lt;fstream.h&gt;</text:p>
      <text:p text:style-name="Standard">#include&lt;stdio.h&gt;</text:p>
      <text:p text:style-name="Standard">#include&lt;conio.h&gt;</text:p>
      <text:p text:style-name="Standard">#include&lt;string.h&gt;</text:p>
      <text:p text:style-name="Standard">#include&lt;ctype.h&gt;</text:p>
      <text:p text:style-name="Standard">#include&lt;process.h&gt;</text:p>
      <text:p text:style-name="Standard"/>
      <text:p text:style-name="Standard"/>
      <text:p text:style-name="Standard">////////////////////////////////////////Global Variable To Handle Initial a/c No//////////////////////////////////////////////</text:p>
      <text:p text:style-name="Standard">int inital_acno=1000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>////////////////////////////////////// Declaration &amp; Definition of Structure Date///////////////////////////////////////////</text:p>
      <text:p text:style-name="Standard">struct date</text:p>
      <text:p text:style-name="Standard">{</text:p>
      <text:p text:style-name="Standard">int dd;</text:p>
      <text:p text:style-name="Standard">int mm;</text:p>
      <text:p text:style-name="Standard">int yy;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>//////////////////////////////////////// Declaration &amp; Definition of Class Master///////////////////////////////////////////</text:p>
      <text:p text:style-name="Standard">class master</text:p>
      <text:p text:style-name="Standard">{</text:p>
      <text:p text:style-name="Standard"><text:s text:c="3"/>int acno;</text:p>
      <text:p text:style-name="Standard"><text:s text:c="3"/>char nm[20];</text:p>
      <text:p text:style-name="Standard"><text:s text:c="3"/>float bal;</text:p>
      <text:p text:style-name="Standard"><text:s/>public:</text:p>
      <text:p text:style-name="Standard">//______________________________________________________________________________//</text:p>
      <text:p text:style-name="Standard"><text:s text:c="3"/>master()</text:p>
      <text:p text:style-name="Standard"><text:s text:c="3"/>{</text:p>
      <text:p text:style-name="Standard"><text:s text:c="3"/>acno=inital_acno-1;</text:p>
      <text:p text:style-name="Standard"><text:s text:c="3"/>strcpy(nm,"null");</text:p>
      <text:p text:style-name="Standard"><text:s text:c="3"/>bal=0;</text:p>
      <text:p text:style-name="Standard"><text:s text:c="3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2"/>~master()</text:p>
      <text:p text:style-name="Standard"><text:s text:c="3"/>{</text:p>
      <text:p text:style-name="Standard"><text:s text:c="3"/>cout&lt;&lt;"";</text:p>
      <text:p text:style-name="Standard"><text:s text:c="3"/>}</text:p>
      <text:p text:style-name="Standard">//______________________________________________________________________________//</text:p>
      <text:p text:style-name="Standard"/>
      <text:p text:style-name="Standard"><text:s text:c="3"/></text:p>
      <text:p text:style-name="Standard"><text:soft-page-break/>//______________________________________________________________________________//</text:p>
      <text:p text:style-name="Standard"><text:s text:c="3"/>void enter(int tacno)</text:p>
      <text:p text:style-name="Standard"><text:s text:c="3"/>{</text:p>
      <text:p text:style-name="Standard"><text:s text:c="3"/>cout&lt;&lt;"\nEnter Name\t\t";<text:tab/><text:tab/> gets(nm);</text:p>
      <text:p text:style-name="Standard"><text:s text:c="3"/>cout&lt;&lt;"Enter Initial Balance\t";<text:tab/> cin&gt;&gt;bal;</text:p>
      <text:p text:style-name="Standard"><text:s text:c="3"/>acno=tacno;</text:p>
      <text:p text:style-name="Standard"><text:s text:c="3"/>cout&lt;&lt;"Account no. assigned\t"&lt;&lt;acno;</text:p>
      <text:p text:style-name="Standard"><text:s text:c="3"/>} 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void display()</text:p>
      <text:p text:style-name="Standard"><text:s text:c="3"/>{</text:p>
      <text:p text:style-name="Standard"><text:s text:c="3"/>cout&lt;&lt;"\nAccount No.\t"&lt;&lt;acno;</text:p>
      <text:p text:style-name="Standard"><text:s text:c="3"/>cout&lt;&lt;"\nName\t\t"&lt;&lt;nm;</text:p>
      <text:p text:style-name="Standard"><text:s text:c="3"/>cout&lt;&lt;"\nCurrent Balance\t"&lt;&lt;bal;</text:p>
      <text:p text:style-name="Standard"><text:s text:c="3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void displayt() <text:s text:c="4"/><text:tab/>//for tabular form in func. dispall()</text:p>
      <text:p text:style-name="Standard"><text:s text:c="3"/>{</text:p>
      <text:p text:style-name="Standard"><text:s text:c="3"/>cout&lt;&lt;acno&lt;&lt;"\t"&lt;&lt;nm&lt;&lt;"\t\t"&lt;&lt;bal;</text:p>
      <text:p text:style-name="Standard"><text:s text:c="3"/>}</text:p>
      <text:p text:style-name="Standard">//______________________________________________________________________________//</text:p>
      <text:p text:style-name="Standard"><text:s text:c="3"/>int withdraw(float w_amt)</text:p>
      <text:p text:style-name="Standard"><text:s text:c="3"/>{</text:p>
      <text:p text:style-name="Standard"><text:s text:c="3"/>if(bal-w_amt&gt;=1000)</text:p>
      <text:p text:style-name="Standard"><text:s text:c="5"/>{</text:p>
      <text:p text:style-name="Standard"><text:s text:c="5"/>bal-=w_amt;</text:p>
      <text:p text:style-name="Standard"><text:s text:c="5"/>cout&lt;&lt;"\n\nWithdrawal Successful\nCurrent A/C status is\n";</text:p>
      <text:p text:style-name="Standard"><text:s text:c="5"/>display();</text:p>
      <text:p text:style-name="Standard"><text:s text:c="5"/>return 1;</text:p>
      <text:p text:style-name="Standard"><text:s text:c="5"/>}</text:p>
      <text:p text:style-name="Standard"><text:s text:c="3"/>else</text:p>
      <text:p text:style-name="Standard"><text:s text:c="5"/>{</text:p>
      <text:p text:style-name="Standard"><text:s text:c="6"/>cout&lt;&lt;"\nWithdrawal Could Not Be completed due to Insufficient Balance\n";</text:p>
      <text:p text:style-name="Standard"><text:s text:c="6"/>display();</text:p>
      <text:p text:style-name="Standard"><text:s text:c="6"/>return 0;</text:p>
      <text:p text:style-name="Standard"><text:s text:c="5"/>}</text:p>
      <text:p text:style-name="Standard"><text:s text:c="3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int deposit(float d_amt)</text:p>
      <text:p text:style-name="Standard"><text:s text:c="3"/>{</text:p>
      <text:p text:style-name="Standard"><text:s text:c="4"/>bal+=d_amt;</text:p>
      <text:p text:style-name="Standard"><text:s text:c="4"/>cout&lt;&lt;"\nDeposit Sucessful\nCurrent A/C status is\n";</text:p>
      <text:p text:style-name="Standard"><text:s text:c="4"/>display();</text:p>
      <text:p text:style-name="Standard"><text:s text:c="4"/>return 1;</text:p>
      <text:p text:style-name="Standard"><text:s text:c="3"/>}</text:p>
      <text:p text:style-name="Standard">//______________________________________________________________________________//</text:p>
      <text:p text:style-name="Standard"><text:s text:c="3"/>int retacno()</text:p>
      <text:p text:style-name="Standard"><text:s text:c="3"/>{</text:p>
      <text:p text:style-name="Standard"><text:s text:c="3"/>return acno;</text:p>
      <text:p text:style-name="Standard"><text:s text:c="3"/>}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><text:soft-page-break/>//////////////////////////////////////Declaration &amp; Definition of Class Transaction///////////////////////////////////////</text:p>
      <text:p text:style-name="Standard">class transaction</text:p>
      <text:p text:style-name="Standard">{</text:p>
      <text:p text:style-name="Standard"><text:s text:c="3"/>int tacno;</text:p>
      <text:p text:style-name="Standard"><text:s text:c="3"/>date tdate;</text:p>
      <text:p text:style-name="Standard"><text:s text:c="3"/>char ttype;</text:p>
      <text:p text:style-name="Standard"><text:s text:c="3"/>float tamt;</text:p>
      <text:p text:style-name="Standard"><text:s/>public:</text:p>
      <text:p text:style-name="Standard">//______________________________________________________________________________//</text:p>
      <text:p text:style-name="Standard"><text:s text:c="3"/>transaction()</text:p>
      <text:p text:style-name="Standard"><text:s text:c="3"/>{</text:p>
      <text:p text:style-name="Standard"><text:s text:c="3"/>tacno=0;</text:p>
      <text:p text:style-name="Standard"><text:s text:c="3"/>tdate.dd=1; <text:s/>tdate.mm=1; <text:s/>tdate.yy=2000;</text:p>
      <text:p text:style-name="Standard"><text:s text:c="3"/>ttype='n';</text:p>
      <text:p text:style-name="Standard"><text:s text:c="3"/>tamt=0.0;</text:p>
      <text:p text:style-name="Standard"><text:s text:c="3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~transaction()</text:p>
      <text:p text:style-name="Standard"><text:s text:c="3"/>{</text:p>
      <text:p text:style-name="Standard"><text:s text:c="3"/>cout&lt;&lt;"";</text:p>
      <text:p text:style-name="Standard"><text:s text:c="3"/>}</text:p>
      <text:p text:style-name="Standard">//______________________________________________________________________________//</text:p>
      <text:p text:style-name="Standard"><text:s text:c="3"/>void create(int acno,date d,char type,float amt)</text:p>
      <text:p text:style-name="Standard"><text:s text:c="3"/>{</text:p>
      <text:p text:style-name="Standard"><text:s text:c="3"/>tacno=acno;</text:p>
      <text:p text:style-name="Standard"><text:s text:c="3"/>tdate=d;</text:p>
      <text:p text:style-name="Standard"><text:s text:c="3"/>ttype=type;</text:p>
      <text:p text:style-name="Standard"><text:s text:c="3"/>tamt=amt;</text:p>
      <text:p text:style-name="Standard"><text:s text:c="3"/>} </text:p>
      <text:p text:style-name="Standard">//............................................................................................................................................................//</text:p>
      <text:p text:style-name="Standard"><text:s text:c="3"/>void display()</text:p>
      <text:p text:style-name="Standard"><text:s text:c="3"/>{</text:p>
      <text:p text:style-name="Standard"><text:s text:c="3"/>cout&lt;&lt;"\n"&lt;&lt;tacno&lt;&lt;"\t"&lt;&lt;tdate.dd&lt;&lt;"/"&lt;&lt;tdate.mm&lt;&lt;"/"&lt;&lt;tdate.yy&lt;&lt;"\t"&lt;&lt;ttype&lt;&lt;"\t"</text:p>
      <text:p text:style-name="Standard"><text:s text:c="10"/>&lt;&lt;tamt;</text:p>
      <text:p text:style-name="Standard"><text:s text:c="3"/>}</text:p>
      <text:p text:style-name="Standard">//______________________________________________________________________________//</text:p>
      <text:p text:style-name="Standard"><text:s text:c="3"/>int retacno()</text:p>
      <text:p text:style-name="Standard"><text:s text:c="3"/>{</text:p>
      <text:p text:style-name="Standard"><text:s text:c="3"/>return tacno;</text:p>
      <text:p text:style-name="Standard"><text:s text:c="3"/>}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>//////////////////////////////////////////////////Declaration of Functions//////////////////////////////////////////////////////////</text:p>
      <text:p text:style-name="Standard">void newac();</text:p>
      <text:p text:style-name="Standard">void delac();</text:p>
      <text:p text:style-name="Standard">void withdraw();</text:p>
      <text:p text:style-name="Standard">void deposit();</text:p>
      <text:p text:style-name="Standard">void dispreq();</text:p>
      <text:p text:style-name="Standard">void dispall();</text:p>
      <text:p text:style-name="Standard">void dispreqtrans(int tacno);</text:p>
      <text:p text:style-name="Standard">void disp_acwise_trans();</text:p>
      <text:p text:style-name="Standard">////////////////////////////////////////////////////////////////////////////////////////////////////////////////////////////////////////////////</text:p>
      <text:p text:style-name="Standard"><text:soft-page-break/></text:p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int choice;</text:p>
      <text:p text:style-name="Standard"/>
      <text:p text:style-name="Standard">do</text:p>
      <text:p text:style-name="Standard"><text:s/>{</text:p>
      <text:p text:style-name="Standard"><text:s text:c="2"/>clrscr();</text:p>
      <text:p text:style-name="Standard"><text:s text:c="2"/>cout&lt;&lt;"\nMain Menu\n"</text:p>
      <text:p text:style-name="Standard"><text:s text:c="6"/>&lt;&lt;"\nl)\tNew Account"</text:p>
      <text:p text:style-name="Standard"><text:s text:c="6"/>&lt;&lt;"\n2)\tDelete Account"</text:p>
      <text:p text:style-name="Standard"><text:s text:c="6"/>&lt;&lt;"\n3)\tWithdraw Money"</text:p>
      <text:p text:style-name="Standard"><text:s text:c="6"/>&lt;&lt;"\n4)\tDeposit Money"</text:p>
      <text:p text:style-name="Standard"><text:s text:c="6"/>&lt;&lt;"\n5)\tDisplay Required"</text:p>
      <text:p text:style-name="Standard"><text:s text:c="6"/>&lt;&lt;"\n6)\tDisplay All"</text:p>
      <text:p text:style-name="Standard"><text:s text:c="6"/>&lt;&lt;"\n7)\tDisplay Account-Wise Transaction Details"</text:p>
      <text:p text:style-name="Standard"><text:s text:c="6"/>&lt;&lt;"\n8)\tExit"</text:p>
      <text:p text:style-name="Standard"><text:s text:c="6"/>&lt;&lt;"\n\nEnter Your Choice (1-8)\t"; cin&gt;&gt;choice;</text:p>
      <text:p text:style-name="Standard"/>
      <text:p text:style-name="Standard"><text:s text:c="2"/>switch(choice)</text:p>
      <text:p text:style-name="Standard"><text:s text:c="2"/>{</text:p>
      <text:p text:style-name="Standard"><text:s text:c="3"/>case 1:</text:p>
      <text:p text:style-name="Standard"><text:tab/>newac();</text:p>
      <text:p text:style-name="Standard"><text:tab/>break;</text:p>
      <text:p text:style-name="Standard"><text:s text:c="3"/>case 2:</text:p>
      <text:p text:style-name="Standard"><text:tab/>delac();</text:p>
      <text:p text:style-name="Standard"><text:tab/>break;</text:p>
      <text:p text:style-name="Standard"><text:s text:c="3"/>case 3:</text:p>
      <text:p text:style-name="Standard"><text:tab/>withdraw();</text:p>
      <text:p text:style-name="Standard"><text:tab/>break;</text:p>
      <text:p text:style-name="Standard"><text:s text:c="3"/>case 4:</text:p>
      <text:p text:style-name="Standard"><text:tab/>deposit();</text:p>
      <text:p text:style-name="Standard"><text:tab/>break;</text:p>
      <text:p text:style-name="Standard"><text:s text:c="3"/>case 5:</text:p>
      <text:p text:style-name="Standard"><text:tab/>dispreq();</text:p>
      <text:p text:style-name="Standard"><text:tab/>break;</text:p>
      <text:p text:style-name="Standard"><text:s text:c="3"/>case 6:</text:p>
      <text:p text:style-name="Standard"><text:tab/>dispall();</text:p>
      <text:p text:style-name="Standard"><text:tab/>break;</text:p>
      <text:p text:style-name="Standard"><text:s text:c="3"/>case 7:</text:p>
      <text:p text:style-name="Standard"><text:tab/>disp_acwise_trans();</text:p>
      <text:p text:style-name="Standard"><text:tab/>break;</text:p>
      <text:p text:style-name="Standard"><text:s text:c="3"/>case 8:</text:p>
      <text:p text:style-name="Standard"><text:tab/>exit(0);</text:p>
      <text:p text:style-name="Standard"><text:tab/>break;</text:p>
      <text:p text:style-name="Standard"><text:s text:c="2"/>default:cout&lt;&lt;"Invalid Choice:";</text:p>
      <text:p text:style-name="Standard"><text:s text:c="2"/>}</text:p>
      <text:p text:style-name="Standard"><text:s text:c="2"/>cout&lt;&lt;"\n\nPress Y to Continue\n";</text:p>
      <text:p text:style-name="Standard"><text:s/>}while(toupper(getche())=='Y');</text:p>
      <text:p text:style-name="Standard">}</text:p>
      <text:p text:style-name="Standard">//********************************End Of Main***********************************//</text:p>
      <text:p text:style-name="Standard"><text:soft-page-break/>////////////////////////////////////////////////////Defination of Functions//////////////////////////////////////////////////////////</text:p>
      <text:p text:style-name="Standard">//______________________________________________________________________________//</text:p>
      <text:p text:style-name="Standard">void newac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cout&lt;&lt;"\nWelcome To New Acccout Creation\n";</text:p>
      <text:p text:style-name="Standard">int acno;</text:p>
      <text:p text:style-name="Standard">master m;</text:p>
      <text:p text:style-name="Standard">ifstream fin;</text:p>
      <text:p text:style-name="Standard"/>
      <text:p text:style-name="Standard">fin.open("master.dat",ios::binary);</text:p>
      <text:p text:style-name="Standard">if(!fin)</text:p>
      <text:p text:style-name="Standard"><text:s text:c="2"/>acno=inital_acno;</text:p>
      <text:p text:style-name="Standard">else</text:p>
      <text:p text:style-name="Standard"><text:s text:c="3"/>{</text:p>
      <text:p text:style-name="Standard"><text:s text:c="3"/>fin.seekg(-(int)sizeof(m),ios::end);</text:p>
      <text:p text:style-name="Standard"><text:s text:c="3"/>fin.read((char*)&amp;m,sizeof(m));</text:p>
      <text:p text:style-name="Standard"><text:s text:c="3"/>acno=m.retacno()+1;</text:p>
      <text:p text:style-name="Standard"><text:s text:c="3"/>}</text:p>
      <text:p text:style-name="Standard">fin.close();</text:p>
      <text:p text:style-name="Standard"/>
      <text:p text:style-name="Standard">//now m used to get last account no is of no use hence it is again used to</text:p>
      <text:p text:style-name="Standard">//enter ac details</text:p>
      <text:p text:style-name="Standard">m.enter(acno);</text:p>
      <text:p text:style-name="Standard">//opening master.dat in out (append) mode</text:p>
      <text:p text:style-name="Standard">ofstream fout;</text:p>
      <text:p text:style-name="Standard">fout.open("master.dat",ios::binary|ios::app);</text:p>
      <text:p text:style-name="Standard">if(!fout)</text:p>
      <text:p text:style-name="Standard"><text:tab/>cout&lt;&lt;"Error In Opening File /'Master/'";</text:p>
      <text:p text:style-name="Standard">else</text:p>
      <text:p text:style-name="Standard"><text:tab/>{</text:p>
      <text:p text:style-name="Standard"><text:tab/>fout.write((char*)&amp;m,sizeof(m));</text:p>
      <text:p text:style-name="Standard"><text:tab/>}</text:p>
      <text:p text:style-name="Standard">}</text:p>
      <text:p text:style-name="Standard">//______________________________________________________________________________//</text:p>
      <text:p text:style-name="Standard"/>
      <text:p text:style-name="Standard">//______________________________________________________________________________//void delac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master m;</text:p>
      <text:p text:style-name="Standard">int tacno;</text:p>
      <text:p text:style-name="Standard">ifstream fin;</text:p>
      <text:p text:style-name="Standard">ofstream tfout;</text:p>
      <text:p text:style-name="Standard">int flag=0;</text:p>
      <text:p text:style-name="Standard">cout&lt;&lt;"Enter The Account No. That You Want to Delete";<text:tab/>cin&gt;&gt;tacno;</text:p>
      <text:p text:style-name="Standard"><text:soft-page-break/>fin.open("master.dat",ios::binary);</text:p>
      <text:p text:style-name="Standard">tfout.open("temp.dat",ios::binary);</text:p>
      <text:p text:style-name="Standard"/>
      <text:p text:style-name="Standard">if(!fin||!tfout)</text:p>
      <text:p text:style-name="Standard"><text:s text:c="2"/>cout&lt;&lt;"Error, The file(s) Couldn't be Opened";</text:p>
      <text:p text:style-name="Standard">else</text:p>
      <text:p text:style-name="Standard"><text:s text:c="3"/>{</text:p>
      <text:p text:style-name="Standard"><text:s text:c="3"/>fin.seekg(0);</text:p>
      <text:p text:style-name="Standard"><text:s text:c="4"/>while(fin.read((char*)&amp;m,sizeof(m)))</text:p>
      <text:p text:style-name="Standard"><text:s text:c="6"/>{</text:p>
      <text:p text:style-name="Standard"><text:s text:c="6"/>if(m.retacno()!=tacno)</text:p>
      <text:p text:style-name="Standard"><text:s text:c="6"/>tfout.write((char*)&amp;m,sizeof(m));</text:p>
      <text:p text:style-name="Standard"><text:s text:c="6"/>else</text:p>
      <text:p text:style-name="Standard"><text:s text:c="6"/>flag=1;<text:tab/>//to check if rec was found</text:p>
      <text:p text:style-name="Standard"><text:s text:c="6"/>}</text:p>
      <text:p text:style-name="Standard"><text:s text:c="4"/>if(flag==1)</text:p>
      <text:p text:style-name="Standard"><text:s text:c="7"/>{</text:p>
      <text:p text:style-name="Standard"><text:tab/>//closing master and temp</text:p>
      <text:p text:style-name="Standard"><text:tab/>fin.close();</text:p>
      <text:p text:style-name="Standard"><text:tab/>tfout.close();</text:p>
      <text:p text:style-name="Standard"><text:tab/>remove("master.dat");</text:p>
      <text:p text:style-name="Standard"><text:tab/>rename("temp.dat","master.dat");</text:p>
      <text:p text:style-name="Standard"><text:tab/>cout&lt;&lt;"\nGiven A/C deleted from \'master.dat\'";</text:p>
      <text:p text:style-name="Standard"/>
      <text:p text:style-name="Standard"><text:tab/>//deleting transactions</text:p>
      <text:p text:style-name="Standard"><text:tab/>cout&lt;&lt;"\nDeleting Transactions(if any)";</text:p>
      <text:p text:style-name="Standard"><text:tab/>cout&lt;&lt;"\nPress Any Key";</text:p>
      <text:p text:style-name="Standard"><text:tab/>getch();</text:p>
      <text:p text:style-name="Standard"><text:tab/>cout&lt;&lt;"\n\n";</text:p>
      <text:p text:style-name="Standard"/>
      <text:p text:style-name="Standard"><text:tab/>fin.open("trans.dat",ios::binary);</text:p>
      <text:p text:style-name="Standard"><text:tab/>tfout.open("temp.dat",ios::binary);</text:p>
      <text:p text:style-name="Standard"><text:tab/>if(!fin||!tfout)</text:p>
      <text:p text:style-name="Standard"><text:tab/>cout&lt;&lt;"\nThe File Transactions or Temp Couldn't Be Opened";</text:p>
      <text:p text:style-name="Standard"><text:tab/>else</text:p>
      <text:p text:style-name="Standard"><text:tab/> <text:s/>{</text:p>
      <text:p text:style-name="Standard"><text:tab/> <text:s/>transaction t;</text:p>
      <text:p text:style-name="Standard"><text:tab/> <text:s/>fin.seekg(0);</text:p>
      <text:p text:style-name="Standard"><text:tab/> <text:s/>while(fin.read((char*)&amp;t,sizeof(t)))</text:p>
      <text:p text:style-name="Standard"><text:tab/> <text:s text:c="4"/>{</text:p>
      <text:p text:style-name="Standard"><text:tab/> <text:s text:c="4"/>if(t.retacno()!=tacno)</text:p>
      <text:p text:style-name="Standard"><text:tab/> <text:s text:c="4"/>tfout.write((char*)&amp;t,sizeof(t));</text:p>
      <text:p text:style-name="Standard"><text:tab/> <text:s text:c="4"/>}</text:p>
      <text:p text:style-name="Standard"><text:tab/> <text:s/>fin.close();</text:p>
      <text:p text:style-name="Standard"><text:tab/> <text:s/>tfout.close();</text:p>
      <text:p text:style-name="Standard"/>
      <text:p text:style-name="Standard"><text:tab/> <text:s/>remove("trans.dat");</text:p>
      <text:p text:style-name="Standard"><text:tab/> <text:s/>rename("temp.dat","trans.dat");</text:p>
      <text:p text:style-name="Standard"><text:tab/> <text:s/>cout&lt;&lt;"\n Transactions Deleted";</text:p>
      <text:p text:style-name="Standard"><text:tab/> <text:s/>}</text:p>
      <text:p text:style-name="Standard"><text:s text:c="6"/>}</text:p>
      <text:p text:style-name="Standard"><text:s text:c="3"/>else</text:p>
      <text:p text:style-name="Standard"><text:soft-page-break/><text:s text:c="6"/>{</text:p>
      <text:p text:style-name="Standard"><text:s text:c="6"/>cout&lt;&lt;"\n A/C not found";</text:p>
      <text:p text:style-name="Standard"><text:s text:c="6"/>fin.close();</text:p>
      <text:p text:style-name="Standard"><text:s text:c="6"/>tfout.close();</text:p>
      <text:p text:style-name="Standard"><text:s text:c="6"/>remove("temp.dat");</text:p>
      <text:p text:style-name="Standard"><text:s text:c="6"/>}</text:p>
      <text:p text:style-name="Standard"><text:s text:c="2"/>}</text:p>
      <text:p text:style-name="Standard">}</text:p>
      <text:p text:style-name="Standard">//______________________________________________________________________________//</text:p>
      <text:p text:style-name="Standard"/>
      <text:p text:style-name="Standard"/>
      <text:p text:style-name="Standard"/>
      <text:p text:style-name="Standard">//______________________________________________________________________________//</text:p>
      <text:p text:style-name="Standard">void withdraw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int tacno;</text:p>
      <text:p text:style-name="Standard">int flag_found=0;</text:p>
      <text:p text:style-name="Standard">int flag_success=0;</text:p>
      <text:p text:style-name="Standard">float tamt;</text:p>
      <text:p text:style-name="Standard">fstream finout;</text:p>
      <text:p text:style-name="Standard">master m;</text:p>
      <text:p text:style-name="Standard"/>
      <text:p text:style-name="Standard">finout.open("master.dat",ios::binary|ios::out|ios::ate|ios::in|ios::nocreate);</text:p>
      <text:p text:style-name="Standard"/>
      <text:p text:style-name="Standard">cout&lt;&lt;"\nEnter A/C no.\t";<text:tab/>cin&gt;&gt;tacno;</text:p>
      <text:p text:style-name="Standard"/>
      <text:p text:style-name="Standard">if(!finout)</text:p>
      <text:p text:style-name="Standard"><text:s text:c="7"/>cout&lt;&lt;"error, file \'master.dat\' couldn't be opened";</text:p>
      <text:p text:style-name="Standard">else</text:p>
      <text:p text:style-name="Standard"><text:s text:c="7"/>{</text:p>
      <text:p text:style-name="Standard"><text:s text:c="7"/>finout.seekg(0);</text:p>
      <text:p text:style-name="Standard"><text:s text:c="7"/>while(finout.read((char*)&amp;m,sizeof(m)))</text:p>
      <text:p text:style-name="Standard"><text:tab/><text:tab/>{</text:p>
      <text:p text:style-name="Standard"><text:tab/><text:tab/>if(m.retacno()==tacno)</text:p>
      <text:p text:style-name="Standard"><text:tab/><text:tab/> <text:s/>{</text:p>
      <text:p text:style-name="Standard"><text:tab/><text:tab/> <text:s/>flag_found=1;</text:p>
      <text:p text:style-name="Standard"><text:tab/><text:tab/> <text:s/>break;</text:p>
      <text:p text:style-name="Standard"><text:tab/><text:tab/> <text:s/>}</text:p>
      <text:p text:style-name="Standard"><text:tab/><text:tab/>}</text:p>
      <text:p text:style-name="Standard"><text:s text:c="7"/>if(flag_found==1)</text:p>
      <text:p text:style-name="Standard"><text:tab/> {</text:p>
      <text:p text:style-name="Standard"><text:tab/> cout&lt;&lt;"Enter Amount You Want to Withdraw";<text:tab/>cin&gt;&gt;tamt;</text:p>
      <text:p text:style-name="Standard"><text:tab/> flag_success=m.withdraw(tamt);</text:p>
      <text:p text:style-name="Standard"><text:tab/> finout.seekg(-(int)sizeof(m),ios::cur);</text:p>
      <text:p text:style-name="Standard"><text:tab/> finout.write((char*)&amp;m,sizeof(m));</text:p>
      <text:p text:style-name="Standard"><text:tab/> }</text:p>
      <text:p text:style-name="Standard"><text:s text:c="7"/>else</text:p>
      <text:p text:style-name="Standard"><text:tab/> cout&lt;&lt;"Account not found";</text:p>
      <text:p text:style-name="Standard"><text:soft-page-break/></text:p>
      <text:p text:style-name="Standard"><text:s text:c="7"/>finout.close();</text:p>
      <text:p text:style-name="Standard"/>
      <text:p text:style-name="Standard"><text:s text:c="6"/></text:p>
      <text:p text:style-name="Standard"><text:s/>//writing the transaction in file trans.dat</text:p>
      <text:p text:style-name="Standard"><text:s text:c="7"/>if(flag_success==1)</text:p>
      <text:p text:style-name="Standard"><text:tab/><text:tab/>{</text:p>
      <text:p text:style-name="Standard"><text:tab/><text:tab/>ofstream fout;</text:p>
      <text:p text:style-name="Standard"><text:tab/><text:tab/>fout.open("trans.dat",ios::binary|ios::app);</text:p>
      <text:p text:style-name="Standard"/>
      <text:p text:style-name="Standard"><text:tab/><text:tab/>if(!fout)</text:p>
      <text:p text:style-name="Standard"><text:tab/><text:tab/> <text:s/>cout&lt;&lt;"Error File \'transaction.dat\' could not be opened";</text:p>
      <text:p text:style-name="Standard"><text:tab/><text:tab/>else</text:p>
      <text:p text:style-name="Standard"><text:tab/><text:tab/> <text:s/>{</text:p>
      <text:p text:style-name="Standard"><text:tab/><text:tab/> <text:s/>transaction t;</text:p>
      <text:p text:style-name="Standard"><text:tab/><text:tab/> <text:s/>date d;</text:p>
      <text:p text:style-name="Standard"><text:tab/><text:tab/> <text:s/>cout&lt;&lt;"\nEnter Date Of Transaction\n";</text:p>
      <text:p text:style-name="Standard"><text:tab/><text:tab/> <text:s/>cout&lt;&lt;"\nDate(dd)";<text:tab/>cin&gt;&gt;d.dd;</text:p>
      <text:p text:style-name="Standard"><text:tab/><text:tab/> <text:s/>cout&lt;&lt;"\nMonth(mm)"; <text:s/>cin&gt;&gt;d.mm;</text:p>
      <text:p text:style-name="Standard"><text:tab/><text:tab/> <text:s/>cout&lt;&lt;"\nYear(yy)"; <text:s text:c="2"/>cin&gt;&gt;d.yy;</text:p>
      <text:p text:style-name="Standard"><text:tab/><text:tab/> <text:s/>t.create(tacno,d,'w',tamt);</text:p>
      <text:p text:style-name="Standard"><text:tab/><text:tab/> <text:s/>fout.write((char*)&amp;t,sizeof(t));</text:p>
      <text:p text:style-name="Standard"><text:tab/><text:tab/> <text:s/>fout.close();</text:p>
      <text:p text:style-name="Standard"><text:tab/><text:tab/> <text:s/>}</text:p>
      <text:p text:style-name="Standard"><text:tab/><text:tab/>}</text:p>
      <text:p text:style-name="Standard"><text:s text:c="7"/>}</text:p>
      <text:p text:style-name="Standard">}</text:p>
      <text:p text:style-name="Standard">//______________________________________________________________________________//</text:p>
      <text:p text:style-name="Standard"/>
      <text:p text:style-name="Standard"/>
      <text:p text:style-name="Standard"/>
      <text:p text:style-name="Standard"/>
      <text:p text:style-name="Standard">//______________________________________________________________________________//</text:p>
      <text:p text:style-name="Standard">void deposit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int tacno;</text:p>
      <text:p text:style-name="Standard">int flag_found=0;</text:p>
      <text:p text:style-name="Standard">int flag_success=0;</text:p>
      <text:p text:style-name="Standard">float tamt;</text:p>
      <text:p text:style-name="Standard">fstream finout;</text:p>
      <text:p text:style-name="Standard">master m;</text:p>
      <text:p text:style-name="Standard"/>
      <text:p text:style-name="Standard">finout.open("master.dat",ios::binary|ios::out|ios::ate|ios::in|ios::nocreate);</text:p>
      <text:p text:style-name="Standard"/>
      <text:p text:style-name="Standard">cout&lt;&lt;"\nEnter A/C no.\t";<text:tab/>cin&gt;&gt;tacno;</text:p>
      <text:p text:style-name="Standard"/>
      <text:p text:style-name="Standard">if(!finout)</text:p>
      <text:p text:style-name="Standard"><text:s text:c="7"/>cout&lt;&lt;"error, file \'master.dat\' couldn't be opened";</text:p>
      <text:p text:style-name="Standard"><text:soft-page-break/>else</text:p>
      <text:p text:style-name="Standard"><text:s text:c="7"/>{</text:p>
      <text:p text:style-name="Standard"><text:s text:c="7"/>finout.seekg(0);</text:p>
      <text:p text:style-name="Standard"><text:s text:c="7"/>while(finout.read((char*)&amp;m,sizeof(m)))</text:p>
      <text:p text:style-name="Standard"><text:tab/><text:tab/>{</text:p>
      <text:p text:style-name="Standard"><text:tab/><text:tab/>if(m.retacno()==tacno)</text:p>
      <text:p text:style-name="Standard"><text:tab/><text:tab/> <text:s/>{</text:p>
      <text:p text:style-name="Standard"><text:tab/><text:tab/> <text:s/>flag_found=1;</text:p>
      <text:p text:style-name="Standard"><text:tab/><text:tab/> <text:s/>break;</text:p>
      <text:p text:style-name="Standard"><text:tab/><text:tab/> <text:s/>}</text:p>
      <text:p text:style-name="Standard"><text:tab/><text:tab/>}</text:p>
      <text:p text:style-name="Standard"><text:s text:c="7"/>if(flag_found==1)</text:p>
      <text:p text:style-name="Standard"><text:tab/> {</text:p>
      <text:p text:style-name="Standard"><text:tab/> cout&lt;&lt;"Enter Amount You Want to Deposit";<text:tab/>cin&gt;&gt;tamt;</text:p>
      <text:p text:style-name="Standard"><text:tab/> flag_success=m.deposit(tamt);</text:p>
      <text:p text:style-name="Standard"/>
      <text:p text:style-name="Standard"><text:tab/> finout.seekg(-(int)sizeof(m),ios::cur);</text:p>
      <text:p text:style-name="Standard"><text:tab/> finout.write((char*)&amp;m,sizeof(m));</text:p>
      <text:p text:style-name="Standard"><text:tab/> }</text:p>
      <text:p text:style-name="Standard"><text:s text:c="7"/>else</text:p>
      <text:p text:style-name="Standard"><text:tab/> cout&lt;&lt;"Account not found";</text:p>
      <text:p text:style-name="Standard"/>
      <text:p text:style-name="Standard"><text:s text:c="7"/>finout.close();</text:p>
      <text:p text:style-name="Standard"/>
      <text:p text:style-name="Standard"><text:s text:c="7"/>//writing the transaction in file trans.dat</text:p>
      <text:p text:style-name="Standard"><text:s text:c="7"/>if(flag_success==1)</text:p>
      <text:p text:style-name="Standard"><text:tab/><text:tab/>{</text:p>
      <text:p text:style-name="Standard"><text:tab/><text:tab/>ofstream fout;</text:p>
      <text:p text:style-name="Standard"><text:tab/><text:tab/>fout.open("trans.dat",ios::binary|ios::app);</text:p>
      <text:p text:style-name="Standard"/>
      <text:p text:style-name="Standard"><text:tab/><text:tab/>if(!fout)</text:p>
      <text:p text:style-name="Standard"><text:tab/><text:tab/> <text:s/>cout&lt;&lt;"Error File \'transaction.dat\' could not be opened";</text:p>
      <text:p text:style-name="Standard"><text:tab/><text:tab/>else</text:p>
      <text:p text:style-name="Standard"><text:tab/><text:tab/> <text:s/>{</text:p>
      <text:p text:style-name="Standard"><text:tab/><text:tab/> <text:s/>transaction t;</text:p>
      <text:p text:style-name="Standard"><text:tab/><text:tab/> <text:s/>date d;</text:p>
      <text:p text:style-name="Standard"><text:tab/><text:tab/> <text:s/>cout&lt;&lt;"\nEnter Date Of Transaction\n";</text:p>
      <text:p text:style-name="Standard"><text:tab/><text:tab/> <text:s/>cout&lt;&lt;"\nDate(dd)";<text:tab/>cin&gt;&gt;d.dd;</text:p>
      <text:p text:style-name="Standard"><text:tab/><text:tab/> <text:s/>cout&lt;&lt;"\nMonth(mm)"; <text:s/>cin&gt;&gt;d.mm;</text:p>
      <text:p text:style-name="Standard"><text:tab/><text:tab/> <text:s/>cout&lt;&lt;"\nYear(yy)"; <text:s text:c="2"/>cin&gt;&gt;d.yy;</text:p>
      <text:p text:style-name="Standard"><text:tab/><text:tab/> <text:s/>t.create(tacno,d,'d',tamt);</text:p>
      <text:p text:style-name="Standard"><text:tab/><text:tab/> <text:s/>fout.write((char*)&amp;t,sizeof(t));</text:p>
      <text:p text:style-name="Standard"><text:tab/><text:tab/> <text:s/>fout.close();</text:p>
      <text:p text:style-name="Standard"><text:tab/><text:tab/> <text:s/>}</text:p>
      <text:p text:style-name="Standard"><text:tab/><text:tab/>}</text:p>
      <text:p text:style-name="Standard"><text:s text:c="7"/>}</text:p>
      <text:p text:style-name="Standard"/>
      <text:p text:style-name="Standard">}</text:p>
      <text:p text:style-name="Standard">//______________________________________________________________________________//</text:p>
      <text:p text:style-name="Standard"/>
      <text:p text:style-name="Standard"/>
      <text:p text:style-name="Standard"/>
      <text:p text:style-name="Standard"><text:soft-page-break/>//______________________________________________________________________________//void dispreq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master m;</text:p>
      <text:p text:style-name="Standard">int tacno;</text:p>
      <text:p text:style-name="Standard">ifstream fin;</text:p>
      <text:p text:style-name="Standard">int flag=0;</text:p>
      <text:p text:style-name="Standard"/>
      <text:p text:style-name="Standard">cout&lt;&lt;"Enter The Account No. That You Want to Display";<text:tab/>cin&gt;&gt;tacno;</text:p>
      <text:p text:style-name="Standard"/>
      <text:p text:style-name="Standard">fin.open("master.dat",ios::binary);</text:p>
      <text:p text:style-name="Standard"/>
      <text:p text:style-name="Standard">if(!fin)</text:p>
      <text:p text:style-name="Standard"><text:s text:c="2"/>cout&lt;&lt;"Error, The file Couldn't be Opened";</text:p>
      <text:p text:style-name="Standard">else</text:p>
      <text:p text:style-name="Standard"><text:s text:c="3"/>{</text:p>
      <text:p text:style-name="Standard"><text:s text:c="3"/>fin.seekg(0);</text:p>
      <text:p text:style-name="Standard"><text:s text:c="4"/>while(fin.read((char*)&amp;m,sizeof(m)))</text:p>
      <text:p text:style-name="Standard"><text:s text:c="6"/>{</text:p>
      <text:p text:style-name="Standard"><text:s text:c="6"/>if(m.retacno()==tacno)</text:p>
      <text:p text:style-name="Standard"><text:tab/> <text:s/>{</text:p>
      <text:p text:style-name="Standard"><text:tab/> <text:s/>m.display();</text:p>
      <text:p text:style-name="Standard"><text:tab/> <text:s/>flag=1;<text:tab/> <text:s/>//to check if rec was found</text:p>
      <text:p text:style-name="Standard"><text:tab/> <text:s/>cout&lt;&lt;"\n\nDo You Want To Display Transactions Also(Y/N)";</text:p>
      <text:p text:style-name="Standard"><text:tab/> <text:s/>if(toupper(getche())=='Y')</text:p>
      <text:p text:style-name="Standard"><text:tab/> <text:s/>dispreqtrans(tacno);</text:p>
      <text:p text:style-name="Standard"><text:tab/> <text:s/>break;</text:p>
      <text:p text:style-name="Standard"><text:tab/> <text:s/>}</text:p>
      <text:p text:style-name="Standard"><text:s text:c="6"/>}</text:p>
      <text:p text:style-name="Standard"><text:s text:c="4"/>if(flag==0)</text:p>
      <text:p text:style-name="Standard"><text:s text:c="7"/>{</text:p>
      <text:p text:style-name="Standard"><text:s text:c="7"/>cout&lt;&lt;"Not found";</text:p>
      <text:p text:style-name="Standard"><text:s text:c="7"/>}</text:p>
      <text:p text:style-name="Standard"><text:s text:c="4"/>fin.close();</text:p>
      <text:p text:style-name="Standard"><text:s text:c="4"/>}</text:p>
      <text:p text:style-name="Standard">}</text:p>
      <text:p text:style-name="Standard">//______________________________________________________________________________//</text:p>
      <text:p text:style-name="Standard"/>
      <text:p text:style-name="Standard">//______________________________________________________________________________//</text:p>
      <text:p text:style-name="Standard"/>
      <text:p text:style-name="Standard"/>
      <text:p text:style-name="Standard">void dispall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>master m;</text:p>
      <text:p text:style-name="Standard">ifstream fin;</text:p>
      <text:p text:style-name="Standard"><text:soft-page-break/></text:p>
      <text:p text:style-name="Standard">fin.open("master.dat",ios::binary);</text:p>
      <text:p text:style-name="Standard"/>
      <text:p text:style-name="Standard">if(!fin)</text:p>
      <text:p text:style-name="Standard"><text:s text:c="2"/>cout&lt;&lt;"Error, The file Couldn't be Opened";</text:p>
      <text:p text:style-name="Standard">else</text:p>
      <text:p text:style-name="Standard"><text:s text:c="3"/>{</text:p>
      <text:p text:style-name="Standard"><text:s text:c="3"/>cout&lt;&lt;"\nA/C No\tName\t\tBal\n\n";</text:p>
      <text:p text:style-name="Standard"><text:s text:c="3"/>fin.seekg(0);</text:p>
      <text:p text:style-name="Standard"><text:s text:c="4"/>while(fin.read((char*)&amp;m,sizeof(m)))</text:p>
      <text:p text:style-name="Standard"><text:s text:c="6"/>{</text:p>
      <text:p text:style-name="Standard"><text:tab/> <text:s/>m.displayt();</text:p>
      <text:p text:style-name="Standard"><text:tab/> <text:s/>cout&lt;&lt;"\n";</text:p>
      <text:p text:style-name="Standard"><text:s text:c="6"/>}</text:p>
      <text:p text:style-name="Standard"><text:s text:c="4"/>fin.close();</text:p>
      <text:p text:style-name="Standard"><text:s text:c="3"/>}</text:p>
      <text:p text:style-name="Standard">}</text:p>
      <text:p text:style-name="Standard">//______________________________________________________________________________//</text:p>
      <text:p text:style-name="Standard">void dispreqtrans(int tacno)</text:p>
      <text:p text:style-name="Standard">{</text:p>
      <text:p text:style-name="Standard">transaction t;</text:p>
      <text:p text:style-name="Standard">ifstream fin;</text:p>
      <text:p text:style-name="Standard">int flag_found=0;</text:p>
      <text:p text:style-name="Standard"/>
      <text:p text:style-name="Standard">fin.open("trans.dat",ios::binary);</text:p>
      <text:p text:style-name="Standard"/>
      <text:p text:style-name="Standard">if(!fin)</text:p>
      <text:p text:style-name="Standard"><text:s text:c="2"/>cout&lt;&lt;"\nError, The file Couldn't be Opened";</text:p>
      <text:p text:style-name="Standard">else</text:p>
      <text:p text:style-name="Standard"><text:s text:c="3"/>{</text:p>
      <text:p text:style-name="Standard"><text:s text:c="3"/>fin.seekg(0);</text:p>
      <text:p text:style-name="Standard"><text:s text:c="4"/>while(fin.read((char*)&amp;t,sizeof(t)))</text:p>
      <text:p text:style-name="Standard"><text:s text:c="6"/>{</text:p>
      <text:p text:style-name="Standard"><text:s text:c="6"/>if(t.retacno()==tacno)</text:p>
      <text:p text:style-name="Standard"><text:tab/> <text:s/>{</text:p>
      <text:p text:style-name="Standard"><text:tab/> <text:s/>if(flag_found==0)<text:tab/>//only for first time</text:p>
      <text:p text:style-name="Standard"><text:tab/> <text:s/>{</text:p>
      <text:p text:style-name="Standard"><text:tab/> <text:s/>cout&lt;&lt;"\n\nacno\tdate\t\ttype\tamount\n";</text:p>
      <text:p text:style-name="Standard"><text:tab/> <text:s/>}</text:p>
      <text:p text:style-name="Standard"/>
      <text:p text:style-name="Standard"><text:tab/> <text:s/>t.display();</text:p>
      <text:p text:style-name="Standard"><text:tab/> <text:s/>flag_found=1;<text:tab/> <text:s/>//if rec was found</text:p>
      <text:p text:style-name="Standard"><text:tab/> <text:s/>}</text:p>
      <text:p text:style-name="Standard"><text:s text:c="6"/>}</text:p>
      <text:p text:style-name="Standard"><text:s text:c="4"/>if(flag_found==0)</text:p>
      <text:p text:style-name="Standard"><text:s text:c="7"/>{</text:p>
      <text:p text:style-name="Standard"><text:s text:c="7"/>cout&lt;&lt;"\nNo transactions found";</text:p>
      <text:p text:style-name="Standard"><text:s text:c="7"/>fin.close();</text:p>
      <text:p text:style-name="Standard"><text:s text:c="7"/>}</text:p>
      <text:p text:style-name="Standard"><text:s text:c="4"/>}</text:p>
      <text:p text:style-name="Standard">}</text:p>
      <text:p text:style-name="Standard">//______________________________________________________________________________//</text:p>
      <text:p text:style-name="Standard"><text:soft-page-break/>//______________________________________________________________________________//</text:p>
      <text:p text:style-name="Standard">void disp_acwise_trans()</text:p>
      <text:p text:style-name="Standard">{</text:p>
      <text:p text:style-name="Standard">cout&lt;&lt;"\n\nPress Any Key To Clear Screen";</text:p>
      <text:p text:style-name="Standard">getche();</text:p>
      <text:p text:style-name="Standard">clrscr();</text:p>
      <text:p text:style-name="Standard"/>
      <text:p text:style-name="Standard">master m;</text:p>
      <text:p text:style-name="Standard">ifstream fin;</text:p>
      <text:p text:style-name="Standard"/>
      <text:p text:style-name="Standard">fin.open("master.dat",ios::binary);</text:p>
      <text:p text:style-name="Standard"/>
      <text:p text:style-name="Standard">if(!fin)</text:p>
      <text:p text:style-name="Standard"><text:s text:c="2"/>cout&lt;&lt;"Error, The file Couldn't be Opened";</text:p>
      <text:p text:style-name="Standard">else</text:p>
      <text:p text:style-name="Standard"><text:s text:c="3"/>{</text:p>
      <text:p text:style-name="Standard"><text:s text:c="3"/>fin.seekg(0);</text:p>
      <text:p text:style-name="Standard"><text:s text:c="4"/>while(fin.read((char*)&amp;m,sizeof(m)))</text:p>
      <text:p text:style-name="Standard"><text:s text:c="6"/>{</text:p>
      <text:p text:style-name="Standard"><text:tab/> <text:s/>cout&lt;&lt;"\n\nTransaction Details of A/C no.\t"&lt;&lt;m.retacno();</text:p>
      <text:p text:style-name="Standard"><text:tab/> <text:s/>dispreqtrans(m.retacno());</text:p>
      <text:p text:style-name="Standard"><text:s text:c="6"/>}</text:p>
      <text:p text:style-name="Standard"><text:s text:c="4"/>fin.close();</text:p>
      <text:p text:style-name="Standard"><text:s text:c="3"/>}</text:p>
      <text:p text:style-name="Standard">}</text:p>
      <text:p text:style-name="Standard">//______________________________________________________________________________//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lease Turn Over <text:s/></text:p>
      <text:p text:style-name="P1"><text:soft-page-break/>OUTPUT</text:p>
      <text:p text:style-name="P1"><draw:frame draw:style-name="fr1" draw:name="graphics1" text:anchor-type="paragraph" svg:x="2.018cm" svg:y="0.46cm" svg:width="12.966cm" svg:height="6.482cm" draw:z-index="0"><draw:image xlink:href="Pictures/20000007000032A6000019534B89CD92.svm" xlink:type="simple" xlink:show="embed" xlink:actuate="onLoad"/></draw:frame><draw:frame draw:style-name="fr1" draw:name="graphics2" text:anchor-type="paragraph" svg:x="2.044cm" svg:y="7.519cm" svg:width="12.887cm" svg:height="3.759cm" draw:z-index="1"><draw:image xlink:href="Pictures/2000000700002FC100000EAE48A555A2.svm" xlink:type="simple" xlink:show="embed" xlink:actuate="onLoad"/></draw:frame></text:p>
      <text:p text:style-name="P1"/>
      <text:p text:style-name="P1"><draw:frame draw:style-name="fr1" draw:name="graphics3" text:anchor-type="paragraph" svg:x="2.064cm" svg:y="0.079cm" svg:width="12.875cm" svg:height="7.511cm" draw:z-index="2"><draw:image xlink:href="Pictures/20000007000033E30000196E9CFBA17A.svm" xlink:type="simple" xlink:show="embed" xlink:actuate="onLoad"/></draw:frame></text:p>
      <text:p text:style-name="P1"/>
      <text:p text:style-name="P1"><draw:frame draw:style-name="fr1" draw:name="graphics4" text:anchor-type="paragraph" svg:x="2.074cm" svg:y="0.321cm" svg:width="12.996cm" svg:height="3.468cm" draw:z-index="3"><draw:image xlink:href="Pictures/2000000700002D4600000D8B982CB599.svm" xlink:type="simple" xlink:show="embed" xlink:actuate="onLoad"/></draw:frame></text:p>
      <text:p text:style-name="P1"/>
      <text:p text:style-name="P1"><text:soft-page-break/></text:p>
      <text:p text:style-name="P1"><draw:frame draw:style-name="fr1" draw:name="graphics5" text:anchor-type="paragraph" svg:x="2.064cm" svg:y="0.185cm" svg:width="12.875cm" svg:height="6.511cm" draw:z-index="4"><draw:image xlink:href="Pictures/20000007000033E30000196E9CFBA17A.svm" xlink:type="simple" xlink:show="embed" xlink:actuate="onLoad"/></draw:frame></text:p>
      <text:p text:style-name="P1"><draw:frame draw:style-name="fr2" draw:name="graphics6" text:anchor-type="paragraph" svg:width="12.899cm" svg:height="3.069cm" draw:z-index="5"><draw:image xlink:href="Pictures/2000000700002C7200000BFEBC09ABB7.svm" xlink:type="simple" xlink:show="embed" xlink:actuate="onLoad"/></draw:frame></text:p>
      <text:p text:style-name="P1"><draw:frame draw:style-name="fr1" draw:name="graphics7" text:anchor-type="paragraph" svg:x="2.173cm" svg:y="0cm" svg:width="12.654cm" svg:height="6.773cm" draw:z-index="6"><draw:image xlink:href="Pictures/2000000700002F7100001A765A92882D.svm" xlink:type="simple" xlink:show="embed" xlink:actuate="onLoad"/></draw:frame></text:p>
      <text:p text:style-name="P1"><draw:frame draw:style-name="fr2" draw:name="graphics8" text:anchor-type="paragraph" svg:width="12.582cm" svg:height="4.868cm" draw:z-index="7"><draw:image xlink:href="Pictures/200000070000307A000013053904556E.svm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graphics9" text:anchor-type="paragraph" svg:x="2.256cm" svg:y="0.265cm" svg:width="12.49cm" svg:height="6.315cm" draw:z-index="8"><draw:image xlink:href="Pictures/2000000700002D7B000019A3DA4AF7B6.svm" xlink:type="simple" xlink:show="embed" xlink:actuate="onLoad"/></draw:frame></text:p>
      <text:p text:style-name="P1"><draw:frame draw:style-name="fr1" draw:name="graphics10" text:anchor-type="paragraph" svg:x="2.215cm" svg:y="0.305cm" svg:width="12.571cm" svg:height="8.468cm" draw:z-index="9"><draw:image xlink:href="Pictures/200000070000293E00002163F01A9545.svm" xlink:type="simple" xlink:show="embed" xlink:actuate="onLoad"/></draw:frame></text:p>
      <text:p text:style-name="P1"><draw:frame draw:style-name="fr2" draw:name="graphics11" text:anchor-type="paragraph" svg:width="12.608cm" svg:height="6.987cm" draw:z-index="10"><draw:image xlink:href="Pictures/2000000700002C0800001B4AA1579DA6.svm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" draw:name="graphics12" text:anchor-type="paragraph" svg:x="1.621cm" svg:y="0.265cm" svg:width="13.758cm" svg:height="4.764cm" draw:z-index="11"><draw:image xlink:href="Pictures/20000007000035BF0000129C034B813C.svm" xlink:type="simple" xlink:show="embed" xlink:actuate="onLoad"/></draw:frame></text:p>
      <text:p text:style-name="P1"><draw:frame draw:style-name="fr1" draw:name="graphics13" text:anchor-type="paragraph" svg:x="1.593cm" svg:y="0.051cm" svg:width="13.734cm" svg:height="6.96cm" draw:z-index="12"><draw:image xlink:href="Pictures/20000007000035A500001B30C2F51674.svm" xlink:type="simple" xlink:show="embed" xlink:actuate="onLoad"/></draw:frame><draw:frame draw:style-name="fr1" draw:name="graphics14" text:anchor-type="paragraph" svg:x="1.593cm" svg:y="7.631cm" svg:width="13.728cm" svg:height="8.521cm" draw:z-index="13"><draw:image xlink:href="Pictures/200000070000318300002149030E92CF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graphics15" text:anchor-type="paragraph" svg:x="2.415cm" svg:y="0.37cm" svg:width="12.173cm" svg:height="6.72cm" draw:z-index="14"><draw:image xlink:href="Pictures/2000000700002F8C00001A41A329B7F9.svm" xlink:type="simple" xlink:show="embed" xlink:actuate="onLoad"/></draw:frame></text:p>
      <text:p text:style-name="P1"><draw:frame draw:style-name="fr2" draw:name="graphics16" text:anchor-type="paragraph" svg:width="12.061cm" svg:height="8.574cm" draw:z-index="15"><draw:image xlink:href="Pictures/2000000700002C230000217E7D450500.svm" xlink:type="simple" xlink:show="embed" xlink:actuate="onLoad"/></draw:frame></text:p>
      <text:p text:style-name="P1"><draw:frame draw:style-name="fr2" draw:name="graphics17" text:anchor-type="paragraph" svg:width="12.014cm" svg:height="7.011cm" draw:z-index="16"><draw:image xlink:href="Pictures/2000000700002B3500001B645EF375D6.svm" xlink:type="simple" xlink:show="embed" xlink:actuate="onLoad"/></draw:frame></text:p>
      <text:p text:style-name="P1"/>
      <text:p text:style-name="P1"><text:soft-page-break/></text:p>
      <text:p text:style-name="P1"><draw:frame draw:style-name="fr1" draw:name="graphics18" text:anchor-type="paragraph" svg:x="2.312cm" svg:y="0.476cm" svg:width="12.377cm" svg:height="8.177cm" draw:z-index="17"><draw:image xlink:href="Pictures/2000000700002A6100001FF149506224.svm" xlink:type="simple" xlink:show="embed" xlink:actuate="onLoad"/></draw:frame></text:p>
      <text:p text:style-name="P1"><draw:frame draw:style-name="fr2" draw:name="graphics19" text:anchor-type="paragraph" svg:width="12.391cm" svg:height="6.773cm" draw:z-index="18"><draw:image xlink:href="Pictures/2000000700002D7B00001A76BA173A9A.svm" xlink:type="simple" xlink:show="embed" xlink:actuate="onLoad"/></draw:frame></text:p>
      <text:p text:style-name="P1"><draw:frame draw:style-name="fr2" draw:name="graphics20" text:anchor-type="paragraph" svg:width="12.457cm" svg:height="6.879cm" draw:z-index="19"><draw:image xlink:href="Pictures/20000007000032F500001AE0DEA79C39.svm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graphics22" text:anchor-type="paragraph" svg:width="12.391cm" svg:height="6.773cm" draw:z-index="20"><draw:image xlink:href="Pictures/2000000700002D7B00001A76BA173A9A.svm" xlink:type="simple" xlink:show="embed" xlink:actuate="onLoad"/></draw:frame></text:p>
      <text:p text:style-name="P1"><draw:frame draw:style-name="fr3" draw:name="graphics21" text:anchor-type="paragraph" svg:width="12.45cm" svg:height="4.18cm" draw:z-index="21"><draw:image xlink:href="Pictures/2000000700002F7100001055D0CC24AA.svm" xlink:type="simple" xlink:show="embed" xlink:actuate="onLoad"/></draw:frame></text:p>
      <text:p text:style-name="P1"><draw:frame draw:style-name="fr2" draw:name="graphics23" text:anchor-type="paragraph" svg:width="12.285cm" svg:height="7.04cm" draw:z-index="22"><draw:image xlink:href="Pictures/2000000700002CC100001B7FAA2AD536.svm" xlink:type="simple" xlink:show="embed" xlink:actuate="onLoad"/></draw:frame></text:p>
      <text:p text:style-name="P1"><draw:frame draw:style-name="fr3" draw:name="graphics24" text:anchor-type="paragraph" svg:width="12.213cm" svg:height="3.283cm" draw:z-index="23"><draw:image xlink:href="Pictures/200000070000267400000CD2839A4956.svm" xlink:type="simple" xlink:show="embed" xlink:actuate="onLoad"/></draw:frame></text:p>
      <text:p text:style-name="P1"/>
      <text:p text:style-name="P1"/>
      <text:p text:style-name="P1"/>
      <text:p text:style-name="P1"><draw:frame draw:style-name="fr1" draw:name="graphics25" text:anchor-type="paragraph" svg:x="2.282cm" svg:y="0.153cm" svg:width="12.173cm" svg:height="6.322cm" draw:z-index="24"><draw:image xlink:href="Pictures/2000000700002ACB000019D8793735FE.svm" xlink:type="simple" xlink:show="embed" xlink:actuate="onLoad"/></draw:frame><draw:frame draw:style-name="fr1" draw:name="graphics26" text:anchor-type="paragraph" svg:x="2.323cm" svg:y="6.68cm" svg:width="12.091cm" svg:height="6.458cm" draw:z-index="25"><draw:image xlink:href="Pictures/2000000700002F3C00001B643BDED7CC.svm" xlink:type="simple" xlink:show="embed" xlink:actuate="onLoad"/></draw:frame><draw:frame draw:style-name="fr1" draw:name="graphics27" text:anchor-type="paragraph" svg:x="2.362cm" svg:y="13.547cm" svg:width="12.039cm" svg:height="6.616cm" draw:z-index="26"><draw:image xlink:href="Pictures/2000000700002B84000019D848F28D7A.svm" xlink:type="simple" xlink:show="embed" xlink:actuate="onLoad"/></draw:frame><draw:frame draw:style-name="fr1" draw:name="graphics28" text:anchor-type="paragraph" svg:x="2.334cm" svg:y="20.586cm" svg:width="11.987cm" svg:height="4.733cm" draw:z-index="30"><draw:image xlink:href="Pictures/2000000700002ED3000011E242B89D64.svm" xlink:type="simple" xlink:show="embed" xlink:actuate="onLoad"/></draw:frame><text:soft-page-break/></text:p>
      <text:p text:style-name="P1"/>
      <text:p text:style-name="P1"/>
      <text:p text:style-name="P1"/>
      <text:p text:style-name="P1"><text:soft-page-break/></text:p>
      <text:p text:style-name="P1"><draw:frame draw:style-name="fr1" draw:name="graphics29" text:anchor-type="paragraph" svg:x="2.2cm" svg:y="0.27cm" svg:width="11.927cm" svg:height="6.616cm" draw:z-index="27"><draw:image xlink:href="Pictures/20000007000029F7000019D8377C92A7.svm" xlink:type="simple" xlink:show="embed" xlink:actuate="onLoad"/></draw:frame><draw:frame draw:style-name="fr1" draw:name="graphics30" text:anchor-type="paragraph" svg:x="2.15cm" svg:y="7.244cm" svg:width="11.961cm" svg:height="3.097cm" draw:z-index="28"><draw:image xlink:href="Pictures/200000070000285000000C192C3DD670.svm" xlink:type="simple" xlink:show="embed" xlink:actuate="onLoad"/></draw:frame></text:p>
      <text:p text:style-name="P1"><draw:frame draw:style-name="fr1" draw:name="graphics31" text:anchor-type="paragraph" svg:x="2.083cm" svg:y="0.065cm" svg:width="11.975cm" svg:height="6.879cm" draw:z-index="31"><draw:image xlink:href="Pictures/2000000700002E8300001AE05AF2DE13.svm" xlink:type="simple" xlink:show="embed" xlink:actuate="onLoad"/></draw:frame></text:p>
      <text:p text:style-name="P1"><draw:frame draw:style-name="fr1" draw:name="graphics32" text:anchor-type="paragraph" svg:x="1.991cm" svg:y="0.092cm" svg:width="12.04cm" svg:height="3.812cm" draw:z-index="29"><draw:image xlink:href="Pictures/2000000700002E4E00000EE36DF92B2E.svm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8-10T15:40:50.35</meta:creation-date>
    <dc:date>2014-12-02T01:34:11.53</dc:date>
    <dc:creator>Divesh </dc:creator>
    <meta:editing-duration>PT54M59S</meta:editing-duration>
    <meta:editing-cycles>33</meta:editing-cycles>
    <meta:generator>OpenOffice/4.0.0$Win32 OpenOffice.org_project/400m3$Build-9702</meta:generator>
    <meta:document-statistic meta:table-count="0" meta:image-count="32" meta:object-count="0" meta:page-count="21" meta:paragraph-count="538" meta:word-count="974" meta:character-count="14182"/>
  </office:meta>
</office:document-meta>
</file>